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44cm" fo:margin-left="-0.191cm" table:align="left" style:writing-mode="lr-tb"/>
    </style:style>
    <style:style style:name="Table1.A" style:family="table-column">
      <style:table-column-properties style:column-width="1.439cm"/>
    </style:style>
    <style:style style:name="Table1.B" style:family="table-column">
      <style:table-column-properties style:column-width="12.751cm"/>
    </style:style>
    <style:style style:name="Table1.C" style:family="table-column">
      <style:table-column-properties style:column-width="2.75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C3" style:family="table-cell" style:data-style-name="N37">
      <style:table-cell-properties fo:padding-left="0.191cm" fo:padding-right="0.191cm" fo:padding-top="0cm" fo:padding-bottom="0cm" fo:border="0.018cm solid #00000a"/>
    </style:style>
    <style:style style:name="Table1.A4" style:family="table-cell" style:data-style-name="N100">
      <style:table-cell-properties fo:padding-left="0.191cm" fo:padding-right="0.191cm" fo:padding-top="0cm" fo:padding-bottom="0cm" fo:border="0.018cm solid #00000a"/>
    </style:style>
    <style:style style:name="Table1.A5" style:family="table-cell" style:data-style-name="N10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B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C5" style:family="table-cell" style:data-style-name="N37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margin-top="0.423cm" fo:margin-bottom="0.423cm"/>
      <style:text-properties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margin-left="0.63cm" fo:margin-right="0cm" fo:margin-top="0.423cm" fo:margin-bottom="0.423cm" fo:text-indent="0cm" style:auto-text-indent="fals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left="0.63cm" fo:margin-right="0cm" fo:margin-top="0.423cm" fo:margin-bottom="0.423cm" fo:text-indent="0cm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top="0cm" fo:margin-bottom="0cm" fo:line-height="100%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font-size="10pt" fo:language="en" fo:country="US" style:font-size-asian="10pt" style:font-size-complex="10pt"/>
    </style:style>
    <style:style style:name="P7" style:family="paragraph" style:parent-style-name="Standard">
      <style:paragraph-properties fo:margin-top="0cm" fo:margin-bottom="0cm" fo:line-height="100%"/>
      <style:text-properties fo:font-size="10pt" fo:language="ru" fo:country="RU" style:font-size-asian="10pt" style:font-size-complex="10pt"/>
    </style:style>
    <style:style style:name="P8" style:family="paragraph" style:parent-style-name="Standard">
      <style:paragraph-properties fo:margin-top="0cm" fo:margin-bottom="0cm" fo:line-height="100%"/>
      <style:text-properties fo:color="#000000" fo:font-size="10pt" style:font-size-asian="10pt" style:font-size-complex="10pt"/>
    </style:style>
    <style:style style:name="P9" style:family="paragraph" style:parent-style-name="Standard" style:master-page-name="Standard">
      <style:paragraph-properties fo:margin-top="0cm" fo:margin-bottom="0.423cm"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10" style:family="paragraph" style:parent-style-name="List_20_Paragraph" style:list-style-name="WWNum5">
      <style:paragraph-properties fo:margin-top="0.432cm" fo:margin-bottom="0.432cm"/>
      <style:text-properties fo:font-size="10pt" style:font-size-asian="10pt" style:font-size-complex="10pt"/>
    </style:style>
    <style:style style:name="P11" style:family="paragraph" style:parent-style-name="List_20_Paragraph" style:list-style-name="WWNum5">
      <style:paragraph-properties fo:margin-top="0cm" fo:margin-bottom="0cm"/>
      <style:text-properties fo:font-size="10pt" style:font-size-asian="10pt" style:font-size-complex="10pt"/>
    </style:style>
    <style:style style:name="P12" style:family="paragraph" style:parent-style-name="List_20_Paragraph" style:list-style-name="WWNum5">
      <style:paragraph-properties fo:margin-top="0cm" fo:margin-bottom="0cm"/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13" style:family="paragraph" style:parent-style-name="List_20_Paragraph" style:list-style-name="WWNum1">
      <style:paragraph-properties fo:margin-top="0cm" fo:margin-bottom="0cm"/>
      <style:text-properties style:font-name="Calibri1" fo:font-size="10pt" style:font-size-asian="10pt" style:font-size-complex="10pt"/>
    </style:style>
    <style:style style:name="P14" style:family="paragraph" style:parent-style-name="List_20_Paragraph" style:list-style-name="WWNum1">
      <style:paragraph-properties fo:margin-top="0cm" fo:margin-bottom="0cm"/>
      <style:text-properties style:font-name="Calibri1" fo:font-size="10pt" fo:language="en" fo:country="US" style:font-size-asian="10pt" style:font-size-complex="10pt"/>
    </style:style>
    <style:style style:name="P15" style:family="paragraph" style:parent-style-name="List_20_Paragraph" style:list-style-name="WWNum5">
      <style:paragraph-properties fo:margin-top="0cm" fo:margin-bottom="0cm"/>
      <style:text-properties style:use-window-font-color="true" fo:font-size="10pt" fo:language="ru" fo:country="RU" fo:font-weight="normal" style:font-size-asian="10pt" style:font-weight-asian="normal" style:font-size-complex="10pt" style:font-weight-complex="normal"/>
    </style:style>
    <style:style style:name="P16" style:family="paragraph" style:parent-style-name="List_20_Paragraph" style:list-style-name="WWNum5">
      <style:paragraph-properties fo:margin-top="0.423cm" fo:margin-bottom="0.423cm"/>
      <style:text-properties fo:font-size="10pt" style:font-size-asian="10pt" style:font-size-complex="10pt"/>
    </style:style>
    <style:style style:name="P17" style:family="paragraph" style:parent-style-name="List_20_Paragraph" style:list-style-name="WWNum5">
      <style:paragraph-properties fo:margin-left="1.249cm" fo:margin-right="0cm" fo:margin-top="0.432cm" fo:margin-bottom="0.432cm" fo:text-indent="-0.635cm" style:auto-text-indent="false"/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18" style:family="paragraph" style:parent-style-name="List_20_Paragraph" style:list-style-name="WWNum5">
      <style:paragraph-properties fo:margin-left="2.498cm" fo:margin-right="0cm" fo:margin-top="0cm" fo:margin-bottom="0cm" fo:text-indent="-0.635cm" style:auto-text-indent="false"/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19" style:family="paragraph" style:parent-style-name="List_20_Paragraph" style:list-style-name="WWNum5">
      <style:paragraph-properties fo:margin-left="2.498cm" fo:margin-right="0cm" fo:margin-top="0cm" fo:margin-bottom="0cm" fo:text-indent="-0.635cm" style:auto-text-indent="false"/>
      <style:text-properties style:use-window-font-color="true" fo:font-size="10pt" fo:language="ru" fo:country="RU" fo:font-weight="normal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fo:color="#000000" fo:language="en" fo:country="US"/>
    </style:style>
    <style:style style:name="T5" style:family="text">
      <style:text-properties fo:font-weight="bold" style:font-weight-asian="bold"/>
    </style:style>
    <style:style style:name="T6" style:family="text">
      <style:text-properties style:use-window-font-color="true"/>
    </style:style>
    <style:style style:name="T7" style:family="text">
      <style:text-properties fo:language="ru" fo:country="RU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лан индивидуального развития младшего тестировщика Борышева Семёна.</text:p>
      <text:p text:style-name="P1">Основные рабочие активности и практические навыки до 31.12.2017:</text:p>
      <text:list xml:id="list2293648686177176258" text:style-name="WWNum5">
        <text:list-item>
          <text:p text:style-name="P10"><text:span text:style-name="T6">Выполнение</text:span> работ по ручному тестированию, в рамках проектов компании.</text:p>
          <text:list>
            <text:list-item>
              <text:p text:style-name="P11">Подготовка данных для тестирования</text:p>
            </text:list-item>
            <text:list-item>
              <text:p text:style-name="P11">Ручное тестирование <text:span text:style-name="T1">web-</text:span>приложений</text:p>
            </text:list-item>
            <text:list-item>
              <text:p text:style-name="P11">Ручное тестирование <text:span text:style-name="T1">desktop-</text:span>приложений</text:p>
            </text:list-item>
            <text:list-item>
              <text:p text:style-name="P11">Ручное тестирование приложений для мобильных платформ.</text:p>
            </text:list-item>
          </text:list>
        </text:list-item>
        <text:list-item>
          <text:p text:style-name="P16">Выполнение работ по тест-дизайн</text:p>
          <text:list>
            <text:list-item>
              <text:p text:style-name="P11">Определение и обоснование требуемых данных для тестирования.</text:p>
            </text:list-item>
            <text:list-item>
              <text:p text:style-name="P11">Определение и разработка тестовых сценариев, на тех проектах, где ведется полная тестовая документация.</text:p>
            </text:list-item>
            <text:list-item>
              <text:p text:style-name="P11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11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12">Использование инструмента управления тестовой документацией, принятого на проекте.</text:p>
            </text:list-item>
            <text:list-item>
              <text:p text:style-name="P12">Обновление тестовой документации, после валидации исправленного несоответствия.</text:p>
            </text:list-item>
          </text:list>
        </text:list-item>
        <text:list-item>
          <text:p text:style-name="P17">Выполнение работ по автоматизированному тестированию <text:span text:style-name="T1">web- </text:span>приложений.</text:p>
          <text:list>
            <text:list-item>
              <text:p text:style-name="P12">Подготовка окружений и инструментов для создания и запуска авто-тестов</text:p>
            </text:list-item>
            <text:list-item>
              <text:p text:style-name="P12">Подготовка необходимых данных и сценариев для создания и запуска тестов<text:span text:style-name="T5">.</text:span></text:p>
            </text:list-item>
            <text:list-item>
              <text:p text:style-name="P15">Запуск авто-тестов на выполнение, сбор и анализ результатов прогона.</text:p>
            </text:list-item>
            <text:list-item>
              <text:p text:style-name="P11">Поддержание авто-тестов в актуальном состоянии.</text:p>
            </text:list-item>
          </text:list>
        </text:list-item>
      </text:list>
      <text:p text:style-name="P2">Теоретические знания и практические навыки, помимо перечисленных в ДИ-28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№</text:p>
          </table:table-cell>
          <table:table-cell table:style-name="Table1.A1" office:value-type="string">
            <text:p text:style-name="P4">Знание</text:p>
          </table:table-cell>
          <table:table-cell table:style-name="Table1.A1" office:value-type="string">
            <text:p text:style-name="P4">Срок</text:p>
          </table:table-cell>
        </table:table-row>
        <table:table-row table:style-name="Table1.1">
          <table:table-cell table:style-name="Table1.A1" office:value-type="string">
            <text:p text:style-name="P5">1.</text:p>
          </table:table-cell>
          <table:table-cell table:style-name="Table1.A1" office:value-type="string">
            <text:p text:style-name="P5">Знание теоретических основ тестирования приложений, согласно <text:span text:style-name="T1">ISTQB</text:span> <text:span text:style-name="T1">foundation</text:span> <text:span text:style-name="T1">level</text:span>. (главы 1-4)</text:p>
          </table:table-cell>
          <table:table-cell table:style-name="Table1.A1" office:value-type="string">
            <text:p text:style-name="P6"><text:span text:style-name="T7">30.06.</text:span>17</text:p>
          </table:table-cell>
        </table:table-row>
        <table:table-row table:style-name="Table1.1">
          <table:table-cell table:style-name="Table1.A1" office:value-type="string">
            <text:p text:style-name="P6">2.</text:p>
          </table:table-cell>
          <table:table-cell table:style-name="Table1.A1" office:value-type="string">
            <text:p text:style-name="P8">Знание основных элементов архитектуры web-приложений. </text:p>
          </table:table-cell>
          <table:table-cell table:style-name="Table1.C3" office:value-type="date" office:date-value="2017-08-31">
            <text:p text:style-name="P7">31.08.17</text:p>
          </table:table-cell>
        </table:table-row>
        <table:table-row table:style-name="Table1.1">
          <table:table-cell table:style-name="Table1.A4" office:value-type="float" office:value="42493">
            <text:p text:style-name="P5"><text:span text:style-name="T7">3</text:span>.</text:p>
          </table:table-cell>
          <table:table-cell table:style-name="Table1.A1" office:value-type="string">
            <text:p text:style-name="P5">Знание и умение пользоваться основными и продвинутыми техниками <text:s/>тест-дизайн.</text:p>
          </table:table-cell>
          <table:table-cell table:style-name="Table1.C3" office:value-type="date" office:date-value="2017-09-30">
            <text:p text:style-name="P7">30.09.17</text:p>
          </table:table-cell>
        </table:table-row>
        <table:table-row table:style-name="Table1.1">
          <table:table-cell table:style-name="Table1.A5" office:value-type="float" office:value="0">
            <text:p text:style-name="P5"><text:span text:style-name="T7">4</text:span>.</text:p>
          </table:table-cell>
          <table:table-cell table:style-name="Table1.B5" office:value-type="string">
            <text:p text:style-name="P5">Знание Apache jmeter. Знание и умение использовать основные компоненты jmeter для разработки функциональных тестов.</text:p>
          </table:table-cell>
          <table:table-cell table:style-name="Table1.C5" office:value-type="date" office:date-value="2017-10-31">
            <text:p text:style-name="P7">31.10.17</text:p>
          </table:table-cell>
        </table:table-row>
        <table:table-row table:style-name="Table1.1">
          <table:table-cell table:style-name="Table1.A1" office:value-type="string">
            <text:p text:style-name="P5"><text:span text:style-name="T7">5</text:span>.</text:p>
          </table:table-cell>
          <table:table-cell table:style-name="Table1.A1" office:value-type="string">
            <text:p text:style-name="P7"><text:span text:style-name="T3">Знание </text:span><text:span text:style-name="T4">JAVA. </text:span><text:span text:style-name="T3">Просмотр семинаров и выполнение практических заданий. Знание </text:span><text:span text:style-name="T4">JAVA</text:span><text:span text:style-name="T3"> на уровне достаточном для написания авто-тестов на основе существующих </text:span><text:span text:style-name="T4">framework</text:span><text:span text:style-name="T3">’ов (</text:span><text:span text:style-name="T4">Selenium</text:span><text:span text:style-name="T3">). Знание как построить систему непрерывной интеграции на основе </text:span><text:span text:style-name="T4">Jenkins.</text:span></text:p>
          </table:table-cell>
          <table:table-cell table:style-name="Table1.C3" office:value-type="date" office:date-value="2017-12-31">
            <text:p text:style-name="P6">31.12.17</text:p>
          </table:table-cell>
        </table:table-row>
        <table:table-row table:style-name="Table1.1">
          <table:table-cell table:style-name="Table1.A5" office:value-type="float" office:value="42893">
            <text:p text:style-name="P5">6.</text:p>
          </table:table-cell>
          <table:table-cell table:style-name="Table1.B5" office:value-type="string">
            <text:p text:style-name="P7">Использование <text:span text:style-name="T1">Selenium + webdriver </text:span>для автоматизации тестирования <text:span text:style-name="T1">web-</text:span>приложений.</text:p>
          </table:table-cell>
          <table:table-cell table:style-name="Table1.C5" office:value-type="date" office:date-value="2017-11-30">
            <text:p text:style-name="P7">30.11.17</text:p>
          </table:table-cell>
        </table:table-row>
        <table:table-row table:style-name="Table1.1">
          <table:table-cell table:style-name="Table1.B5" office:value-type="string">
            <text:p text:style-name="P5"><text:span text:style-name="T7">7</text:span>.</text:p>
          </table:table-cell>
          <table:table-cell table:style-name="Table1.B5" office:value-type="string">
            <text:p text:style-name="P5">Знание основных подходов в тестировании web приложений, desktop приложений и приложений для мобильных платформ.</text:p>
          </table:table-cell>
          <table:table-cell table:style-name="Table1.C5" office:value-type="date" office:date-value="2017-07-31">
            <text:p text:style-name="P7">31.07.17</text:p>
          </table:table-cell>
        </table:table-row>
      </table:table>
      <text:p text:style-name="P3"><text:span text:style-name="T5">Рекомендуемая литература (загружена в </text:span><text:span text:style-name="T2">Wiki</text:span><text:span text:style-name="T5"> проекта управления качеством):</text:span></text:p>
      <text:list xml:id="list5281590189306388197" text:style-name="WWNum1">
        <text:list-item>
          <text:p text:style-name="P13">Канер, Фолк. Тестирование программного обеспечения.</text:p>
        </text:list-item>
        <text:list-item>
          <text:p text:style-name="P14">Lee Copeland. Practitioner’s guide to software test design.</text:p>
        </text:list-item>
        <text:list-item>
          <text:p text:style-name="P13"><text:soft-page-break/>Стандарт <text:span text:style-name="T1">RFC 2</text:span>6<text:span text:style-name="T1">16. HTTP </text:span>протокол.</text:p>
        </text:list-item>
        <text:list-item>
          <text:p text:style-name="P13">ISTQB foundation level syllabus 2011.</text:p>
        </text:list-item>
        <text:list-item>
          <text:p text:style-name="P13">Курс по <text:span text:style-name="T1">JAVA (</text:span><text:span text:style-name="T7">в проекте УК, тем не менее уточню при постановке задачи</text:span><text:span text:style-name="T1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editing-cycles>23</meta:editing-cycles>
    <meta:creation-date>2016-02-08T13:28:00</meta:creation-date>
    <dc:date>2017-06-14T14:30:10.67</dc:date>
    <meta:editing-duration>PT3H49M44S</meta:editing-duration>
    <meta:generator>OpenOffice/4.1.2$Win32 OpenOffice.org_project/412m3$Build-9782</meta:generator>
    <dc:creator>Firsanov Konstantin</dc:creator>
    <meta:document-statistic meta:table-count="1" meta:image-count="0" meta:object-count="0" meta:page-count="2" meta:paragraph-count="50" meta:word-count="338" meta:character-count="2614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